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26in"/>
    </style:style>
    <style:style style:name="co2" style:family="table-column">
      <style:table-column-properties fo:break-before="auto" style:column-width="1.6917in"/>
    </style:style>
    <style:style style:name="co3" style:family="table-column">
      <style:table-column-properties fo:break-before="auto" style:column-width="1.7071in"/>
    </style:style>
    <style:style style:name="co4" style:family="table-column">
      <style:table-column-properties fo:break-before="auto" style:column-width="1.6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TC 102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TC 110/CSC 110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>
            <text:p>ITC115/CSC 14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136</text:p>
          </table:table-cell>
          <table:table-cell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ITC 17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2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220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240/2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250/29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260/21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28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TC 2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1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3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17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2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2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2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B 2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S 19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TH 1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TH 136/MATH 14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GL 1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GL 1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UM 1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US 2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 101</text:p>
          </table:table-cell>
          <table:table-cell table:number-columns-repeated="3"/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7:11:19.963000000</meta:creation-date>
    <dc:date>2015-04-12T13:07:44.918000000</dc:date>
    <meta:editing-duration>P5DT19H10M54S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